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start="Arrow" draw:marker-start-width="0.305cm" draw:marker-end="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" draw:marker-start-width="0.305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81cm" svg:height="3.81cm" svg:x="10.842cm" svg:y="8.62cm">
          <text:p text:style-name="P1"><text:span text:style-name="T1">PIC32MZ-EF</text:span></text:p>
        </draw:rect>
        <draw:rect draw:style-name="gr1" draw:text-style-name="P3" draw:layer="layout" svg:width="2.54cm" svg:height="2.54cm" svg:x="11.477cm" svg:y="14.97cm">
          <text:p text:style-name="P3"><text:span text:style-name="T2">Stepper</text:span></text:p>
          <text:p text:style-name="P3"><text:span text:style-name="T2">Driver</text:span></text:p>
          <text:p text:style-name="P3"><text:span text:style-name="T2">A4988</text:span></text:p>
          <text:p text:style-name="P3"><text:span text:style-name="T2">x5</text:span></text:p>
        </draw:rect>
        <draw:line draw:style-name="gr2" draw:text-style-name="P3" draw:layer="layout" svg:x1="12.747cm" svg:y1="14.97cm" svg:x2="12.747cm" svg:y2="12.43cm">
          <text:p text:style-name="P3"><text:span text:style-name="T3">OC, GPIOs</text:span></text:p>
          <text:p text:style-name="P3"><text:span text:style-name="T2"/></text:p>
        </draw:line>
        <draw:rect draw:style-name="gr1" draw:text-style-name="P3" draw:layer="layout" svg:width="2.222cm" svg:height="1.587cm" svg:x="7.349cm" svg:y="13.382cm">
          <text:p text:style-name="P1"><text:span text:style-name="T2">microSD</text:span></text:p>
        </draw:rect>
        <draw:line draw:style-name="gr3" draw:text-style-name="P4" draw:layer="layout" svg:x1="9.572cm" svg:y1="13.382cm" svg:x2="10.842cm" svg:y2="12.43cm">
          <text:p text:style-name="P1"><text:span text:style-name="T3">SPI</text:span></text:p>
          <text:p text:style-name="P1"><text:span text:style-name="T3"/></text:p>
        </draw:line>
        <draw:line draw:style-name="gr3" draw:text-style-name="P4" draw:layer="layout" svg:x1="8.778cm" svg:y1="11.795cm" svg:x2="10.842cm" svg:y2="11.318cm">
          <text:p text:style-name="P4"><text:span text:style-name="T3">RMII</text:span></text:p>
          <text:p text:style-name="P4"><text:span text:style-name="T3"/></text:p>
        </draw:line>
        <draw:rect draw:style-name="gr1" draw:text-style-name="P3" draw:layer="layout" svg:width="2.381cm" svg:height="1.746cm" svg:x="6.397cm" svg:y="11.001cm">
          <text:p text:style-name="P1"><text:span text:style-name="T2">PHY</text:span></text:p>
          <text:p text:style-name="P1"><text:span text:style-name="T2">LAN8720</text:span></text:p>
        </draw:rect>
        <draw:rect draw:style-name="gr1" draw:text-style-name="P3" draw:layer="layout" svg:width="1.746cm" svg:height="1.746cm" svg:x="2.428cm" svg:y="11.001cm">
          <text:p text:style-name="P1"><text:span text:style-name="T2">RJ45</text:span></text:p>
        </draw:rect>
        <draw:line draw:style-name="gr3" draw:text-style-name="P4" draw:layer="layout" svg:x1="4.174cm" svg:y1="11.953cm" svg:x2="6.397cm" svg:y2="11.953cm">
          <text:p text:style-name="P4"><text:span text:style-name="T3">100 Base-TX</text:span></text:p>
          <text:p text:style-name="P4"><text:span text:style-name="T3"/></text:p>
        </draw:line>
        <draw:line draw:style-name="gr3" draw:text-style-name="P4" draw:layer="layout" svg:x1="8.778cm" svg:y1="9.255cm" svg:x2="10.842cm" svg:y2="9.255cm">
          <text:p text:style-name="P4"><text:span text:style-name="T3">HS USB</text:span></text:p>
          <text:p text:style-name="P4"><text:span text:style-name="T3"/></text:p>
        </draw:line>
        <draw:rect draw:style-name="gr1" draw:text-style-name="P3" draw:layer="layout" svg:width="2.858cm" svg:height="1.746cm" svg:x="5.92cm" svg:y="8.302cm">
          <text:p text:style-name="P1"><text:span text:style-name="T2">USB Switch</text:span></text:p>
          <text:p text:style-name="P1"><text:span text:style-name="T2">USB3740</text:span></text:p>
        </draw:rect>
        <draw:rect draw:style-name="gr1" draw:text-style-name="P3" draw:layer="layout" svg:width="1.746cm" svg:height="1.746cm" svg:x="2.428cm" svg:y="8.937cm">
          <text:p text:style-name="P1"><text:span text:style-name="T2">MiniB</text:span></text:p>
        </draw:rect>
        <draw:rect draw:style-name="gr1" draw:text-style-name="P3" draw:layer="layout" svg:width="1.746cm" svg:height="1.746cm" svg:x="2.428cm" svg:y="6.873cm">
          <text:p text:style-name="P1"><text:span text:style-name="T2">Host</text:span></text:p>
          <text:p text:style-name="P1"><text:span text:style-name="T2">conn</text:span></text:p>
        </draw:rect>
        <draw:line draw:style-name="gr3" draw:text-style-name="P4" draw:layer="layout" svg:x1="4.174cm" svg:y1="10.207cm" svg:x2="5.92cm" svg:y2="9.572cm">
          <text:p text:style-name="P4"><text:span text:style-name="T3">HS USB</text:span></text:p>
          <text:p text:style-name="P4"><text:span text:style-name="T3"/></text:p>
        </draw:line>
        <draw:line draw:style-name="gr3" draw:text-style-name="P4" draw:layer="layout" svg:x1="4.174cm" svg:y1="8.143cm" svg:x2="5.92cm" svg:y2="8.62cm">
          <text:p text:style-name="P4"><text:span text:style-name="T3">HS USB</text:span></text:p>
          <text:p text:style-name="P4"><text:span text:style-name="T3"/></text:p>
        </draw:line>
        <draw:rect draw:style-name="gr1" draw:text-style-name="P3" draw:layer="layout" svg:width="3.016cm" svg:height="1.905cm" svg:x="6.238cm" svg:y="5.127cm">
          <text:p text:style-name="P1"><text:span text:style-name="T2">WiFi</text:span></text:p>
          <text:p text:style-name="P1"><text:span text:style-name="T2">MRF24WG0</text:span></text:p>
        </draw:rect>
        <draw:line draw:style-name="gr3" draw:text-style-name="P4" draw:layer="layout" svg:x1="9.254cm" svg:y1="7.032cm" svg:x2="10.842cm" svg:y2="8.62cm">
          <text:p text:style-name="P1"><text:span text:style-name="T3">SPI</text:span></text:p>
          <text:p text:style-name="P1"><text:span text:style-name="T3"/></text:p>
        </draw:line>
        <draw:rect draw:style-name="gr1" draw:text-style-name="P3" draw:layer="layout" svg:width="1.779cm" svg:height="1.746cm" svg:x="17cm" svg:y="7.668cm">
          <text:p text:style-name="P3"><text:span text:style-name="T2">End</text:span></text:p>
          <text:p text:style-name="P3"><text:span text:style-name="T2">Stop</text:span></text:p>
          <text:p text:style-name="P3"><text:span text:style-name="T2">x6</text:span></text:p>
        </draw:rect>
        <draw:line draw:style-name="gr2" draw:text-style-name="P3" draw:layer="layout" svg:x1="14.652cm" svg:y1="9.89cm" svg:x2="17.033cm" svg:y2="9.097cm">
          <text:p text:style-name="P3"><text:span text:style-name="T3">GPIO/ADC/CMP</text:span></text:p>
          <text:p text:style-name="P3"><text:span text:style-name="T2"/></text:p>
        </draw:line>
        <draw:rect draw:style-name="gr1" draw:text-style-name="P3" draw:layer="layout" svg:width="1.746cm" svg:height="1.746cm" svg:x="10.366cm" svg:y="4.969cm">
          <text:p text:style-name="P3"><text:span text:style-name="T2">Fan</text:span></text:p>
          <text:p text:style-name="P3"><text:span text:style-name="T2">PWM</text:span></text:p>
          <text:p text:style-name="P3"><text:span text:style-name="T2">x2</text:span></text:p>
        </draw:rect>
        <draw:line draw:style-name="gr4" draw:text-style-name="P3" draw:layer="layout" svg:x1="11.635cm" svg:y1="8.62cm" svg:x2="11.318cm" svg:y2="6.715cm">
          <text:p text:style-name="P3"><text:span text:style-name="T3">OC</text:span></text:p>
          <text:p text:style-name="P3"><text:span text:style-name="T2"/></text:p>
        </draw:line>
        <draw:rect draw:style-name="gr1" draw:text-style-name="P3" draw:layer="layout" svg:width="1.746cm" svg:height="1.746cm" svg:x="14.493cm" svg:y="4.968cm">
          <text:p text:style-name="P3"><text:span text:style-name="T2">NTC</text:span></text:p>
          <text:p text:style-name="P3"><text:span text:style-name="T2">Thermo</text:span></text:p>
          <text:p text:style-name="P3"><text:span text:style-name="T2">x7</text:span></text:p>
        </draw:rect>
        <draw:line draw:style-name="gr2" draw:text-style-name="P3" draw:layer="layout" svg:x1="14.176cm" svg:y1="8.62cm" svg:x2="14.81cm" svg:y2="6.715cm">
          <text:p text:style-name="P3"><text:span text:style-name="T3">ADC</text:span></text:p>
          <text:p text:style-name="P3"><text:span text:style-name="T2"/></text:p>
        </draw:line>
        <draw:rect draw:style-name="gr1" draw:text-style-name="P3" draw:layer="layout" svg:width="1.746cm" svg:height="1.746cm" svg:x="12.429cm" svg:y="4.968cm">
          <text:p text:style-name="P3"><text:span text:style-name="T2">Fan</text:span></text:p>
          <text:p text:style-name="P3"><text:span text:style-name="T2">Tacho</text:span></text:p>
          <text:p text:style-name="P3"><text:span text:style-name="T2">x6</text:span></text:p>
        </draw:rect>
        <draw:line draw:style-name="gr2" draw:text-style-name="P3" draw:layer="layout" svg:x1="13.223cm" svg:y1="8.62cm" svg:x2="13.224cm" svg:y2="6.714cm">
          <text:p text:style-name="P3"><text:span text:style-name="T3">GPIO</text:span></text:p>
          <text:p text:style-name="P3"><text:span text:style-name="T3"/></text:p>
        </draw:line>
        <draw:rect draw:style-name="gr1" draw:text-style-name="P3" draw:layer="layout" svg:width="1.779cm" svg:height="1.746cm" svg:x="17cm" svg:y="10.048cm">
          <text:p text:style-name="P3"><text:span text:style-name="T2">Heater</text:span></text:p>
          <text:p text:style-name="P3"><text:span text:style-name="T2">x3</text:span></text:p>
        </draw:rect>
        <draw:line draw:style-name="gr4" draw:text-style-name="P3" draw:layer="layout" svg:x1="14.652cm" svg:y1="11cm" svg:x2="17.033cm" svg:y2="11cm">
          <text:p text:style-name="P3"><text:span text:style-name="T3">OC</text:span></text:p>
          <text:p text:style-name="P3"><text:span text:style-name="T2"/></text:p>
        </draw:line>
        <draw:rect draw:style-name="gr1" draw:text-style-name="P3" draw:layer="layout" svg:width="1.746cm" svg:height="1.746cm" svg:x="16.557cm" svg:y="4.969cm">
          <text:p text:style-name="P3"><text:span text:style-name="T2">PS Volt</text:span></text:p>
          <text:p text:style-name="P3"><text:span text:style-name="T2">Sense</text:span></text:p>
          <text:p text:style-name="P3"><text:span text:style-name="T2">x2</text:span></text:p>
        </draw:rect>
        <draw:line draw:style-name="gr2" draw:text-style-name="P3" draw:layer="layout" svg:x1="14.652cm" svg:y1="8.62cm" svg:x2="16.874cm" svg:y2="6.715cm">
          <text:p text:style-name="P3"><text:span text:style-name="T3">ADC</text:span></text:p>
          <text:p text:style-name="P3"><text:span text:style-name="T2"/></text:p>
        </draw:line>
        <draw:rect draw:style-name="gr1" draw:text-style-name="P3" draw:layer="layout" svg:width="2.826cm" svg:height="1.587cm" svg:x="17.223cm" svg:y="13.383cm">
          <text:p text:style-name="P3"><text:span text:style-name="T2">Expansion</text:span></text:p>
          <text:p text:style-name="P3"><text:span text:style-name="T2">Header</text:span></text:p>
        </draw:rect>
        <draw:line draw:style-name="gr4" draw:text-style-name="P3" draw:layer="layout" svg:x1="14.652cm" svg:y1="12.43cm" svg:x2="17.192cm" svg:y2="13.382cm">
          <text:p text:style-name="P3"><text:span text:style-name="T3">GPIOs, ADC, SPI</text:span></text:p>
          <text:p text:style-name="P3"><text:span text:style-name="T2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14316 </meta:initial-creator>
    <meta:creation-date>2015-02-20T10:36:04.76</meta:creation-date>
    <dc:date>2015-02-20T11:02:04.22</dc:date>
    <dc:creator>C14316 </dc:creator>
    <meta:editing-duration>PT25M58S</meta:editing-duration>
    <meta:editing-cycles>4</meta:editing-cycles>
    <meta:generator>OpenOffice/4.1.1$Win32 OpenOffice.org_project/411m6$Build-9775</meta:generator>
    <meta:document-statistic meta:object-count="31"/>
  </office:meta>
</office:document-meta>
</file>